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78f3" officeooo:paragraph-rsid="001278f3"/>
    </style:style>
    <style:style style:name="P2" style:family="paragraph" style:parent-style-name="Standard" style:list-style-name="L1">
      <style:text-properties officeooo:rsid="0014140f" officeooo:paragraph-rsid="0014140f"/>
    </style:style>
    <style:style style:name="P3" style:family="paragraph" style:parent-style-name="Standard" style:list-style-name="L1">
      <style:text-properties officeooo:rsid="0014dfe7" officeooo:paragraph-rsid="0014dfe7"/>
    </style:style>
    <style:style style:name="P4" style:family="paragraph" style:parent-style-name="Standard" style:list-style-name="L1">
      <style:text-properties officeooo:rsid="00167766" officeooo:paragraph-rsid="00167766"/>
    </style:style>
    <style:style style:name="P5" style:family="paragraph" style:parent-style-name="Standard" style:list-style-name="L1">
      <style:text-properties officeooo:rsid="0018065c" officeooo:paragraph-rsid="001806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95265172918401219" text:style-name="L1">
        <text:list-item>
          <text:p text:style-name="P1">Annexe: Vedlegg </text:p>
        </text:list-item>
        <text:list-item>
          <text:p text:style-name="P2">Fiche: ark, støpsel, teknisk ark</text:p>
        </text:list-item>
        <text:list-item>
          <text:p text:style-name="P3">se ficher: Ikke bry seg </text:p>
        </text:list-item>
        <text:list-item>
          <text:p text:style-name="P4">gasoil : Disel </text:p>
        </text:list-item>
        <text:list-item>
          <text:p text:style-name="P5">métal: metall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9:09:58.431610108</meta:creation-date>
    <meta:generator>LibreOffice/5.1.6.2$Linux_X86_64 LibreOffice_project/10m0$Build-2</meta:generator>
    <dc:date>2019-05-02T10:30:33.325081707</dc:date>
    <meta:editing-duration>PT35M46S</meta:editing-duration>
    <meta:editing-cycles>5</meta:editing-cycles>
    <meta:document-statistic meta:table-count="0" meta:image-count="0" meta:object-count="0" meta:page-count="1" meta:paragraph-count="6" meta:word-count="23" meta:character-count="106" meta:non-whitespace-character-count="91"/>
  </office:meta>
</office:document-meta>
</file>